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middle" draw:auto-grow-height="false" fo:min-height="1.023cm" fo:min-width="12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575cm" fo:min-width="7.8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0.721cm" fo:min-width="12.698cm" fo:padding-top="0.151cm" fo:padding-bottom="0.151cm" fo:padding-left="0.276cm" fo:padding-right="0.276cm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>
      <style:graphic-properties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2.8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1cm" fo:min-width="2.9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8cm" fo:min-width="4.5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8.948cm" fo:padding-top="0.151cm" fo:padding-bottom="0.151cm" fo:padding-left="0.276cm" fo:padding-right="0.276cm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61cm" fo:min-width="3.5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text-autospace="non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italic" fo:text-shadow="none" style:text-underline-style="none" fo:font-weight="normal" style:letter-kerning="true" style:font-name-asian="Monospace" style:font-size-asian="10pt" style:font-style-asian="italic" style:font-weight-asian="normal" style:font-name-complex="Monospace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Monospace" style:font-size-asian="8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language="zxx" fo:country="none" fo:font-style="italic" fo:text-shadow="none" style:text-underline-style="none" fo:font-weight="normal" style:letter-kerning="true" style:font-name-asian="Monospace" style:font-size-asian="8pt" style:font-style-asian="italic" style:font-weight-asian="normal" style:font-name-complex="Monospace" style:font-size-complex="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8pt" fo:language="zxx" fo:country="none" fo:font-style="normal" fo:text-shadow="none" style:text-underline-style="none" fo:font-weight="normal" style:letter-kerning="true" style:font-name-asian="Monospace" style:font-size-asian="8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aa00" loext:opacity="100%" style:text-outline="false" style:text-line-through-style="none" style:text-line-through-type="none" style:font-name="Monospace" fo:font-size="8pt" fo:language="zxx" fo:country="none" fo:font-style="italic" fo:text-shadow="none" style:text-underline-style="none" fo:font-weight="normal" style:letter-kerning="true" style:font-name-asian="Monospace" style:font-size-asian="8pt" style:font-style-asian="italic" style:font-weight-asian="normal" style:font-name-complex="Monospace" style:font-size-complex="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3.25cm" svg:height="1.227cm" svg:x="7cm" svg:y="8.8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touch_buttons</text:span></text:p>
            <text:p text:style-name="P1"><text:span text:style-name="T1">&lt;&lt;module&gt;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78cm" svg:y1="9.127cm" svg:x2="19.78cm" svg:y2="9.377cm" draw:start-shape="id1" draw:start-glue-point="16" draw:end-shape="id1" draw:end-glue-point="17" svg:d="M19780 912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glue-point draw:id="22" svg:x="-4.899cm" svg:y="1.925cm"/>
          <draw:glue-point draw:id="23" svg:x="-4.899cm" svg:y="-2.027cm"/>
          <draw:glue-point draw:id="24" svg:x="-5.027cm" svg:y="-1.236cm"/>
          <draw:glue-point draw:id="25" svg:x="-5.027cm" svg:y="1.925cm"/>
          <draw:custom-shape draw:style-name="gr4" draw:text-style-name="P5" draw:layer="layout" svg:width="8.35cm" svg:height="1.153cm" svg:x="9.55cm" svg:y="14.1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TouchButtons</text:span></text:p>
            <text:p text:style-name="P4"><text:span text:style-name="T2">&lt;&lt;singleton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8.35cm" svg:height="3.784cm" svg:x="9.55cm" svg:y="15.273cm">
            <text:p text:style-name="P6"><text:span text:style-name="T3">button_name</text:span></text:p>
            <text:p text:style-name="P6"><text:span text:style-name="T3">BUTTON_MESSAGES</text:span></text:p>
            <text:p text:style-name="P6"><text:span text:style-name="T3">shared_queue: Queue</text:span></text:p>
            <text:p text:style-name="P6"><text:span text:style-name="T3">oradio_log: oradio_logging</text:span></text:p>
            <text:p text:style-name="P6"><text:span text:style-name="T3">safe_put: oradio_utils</text:span></text:p>
            <text:p text:style-name="P6"><text:span text:style-name="T3">gpio_service: GPIOService</text:span></text:p>
            <text:p text:style-name="P6"><text:span text:style-name="T3">timing_data: TimingData</text:span></text:p>
            <text:p text:style-name="P6"><text:span text:style-name="T3">long_press_timers (list): Timer</text:span></text:p>
            <text:p text:style-name="P6"><text:span text:style-name="T3">+ buttons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8.35cm" svg:height="1.387cm" svg:x="9.55cm" svg:y="19.05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- send_message(</text:span><text:span text:style-name="T4">self</text:span><text:span text:style-name="T5">, button_data: dict)</text:span></text:p>
            <text:p text:style-name="P6"><text:span text:style-name="T5">- </text:span><text:span text:style-name="T6">button_event_callback</text:span><text:span text:style-name="T5">(</text:span><text:span text:style-name="T4">self</text:span><text:span text:style-name="T5">, button_data: dict)</text:span></text:p>
            <text:p text:style-name="P6"><text:span text:style-name="T5">- </text:span><text:span text:style-name="T6">long_press_timeout</text:span><text:span text:style-name="T5">(</text:span><text:span text:style-name="T4">self</text:span><text:span text:style-name="T5">, button_name: 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4.85cm" svg:height="1.153cm" svg:x="13.3cm" svg:y="1.42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4.85cm" svg:height="0.993cm" svg:x="13.3cm" svg:y="2.57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button_name</text:span></text:p>
            <text:p text:style-name="P6"><text:span text:style-name="T3">+ BUTTON_MESS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8" draw:layer="layout" svg:width="13.25cm" svg:height="11.023cm" svg:x="7cm" svg:y="10.077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0.623cm -1.954cm" svg:x1="17.9cm" svg:y1="16.292cm" svg:x2="17.18cm" svg:y2="3.567cm" draw:start-shape="id2" draw:start-glue-point="16" draw:end-shape="id3" draw:end-glue-point="7" svg:d="M17900 16292h1150v-9403h-1870v-3322" svg:viewBox="0 0 1871 12726">
          <text:p/>
        </draw:connector>
        <draw:connector draw:style-name="gr11" draw:text-style-name="P9" draw:layer="layout" svg:x1="13.3cm" svg:y1="2.494cm" svg:x2="8cm" svg:y2="2.75cm" draw:start-shape="id3" draw:end-shape="id4" draw:end-glue-point="1" svg:d="M13300 2494h-2650v256h-2650" svg:viewBox="0 0 5301 257">
          <text:p/>
        </draw:connector>
        <draw:g draw:style-name="gr1" xml:id="id4" draw:id="id4">
          <draw:g draw:style-name="gr12">
            <draw:polygon draw:style-name="gr13" draw:text-style-name="P12" draw:layer="layout" svg:width="6.496cm" svg:height="2.499cm" svg:x="1.5cm" svg:y="1.5cm" svg:viewBox="0 0 6497 2500" draw:points="0,0 4875,0 6497,455 6497,2500 0,2500">
              <text:p text:style-name="P10"><text:span text:style-name="T7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</draw:polygon>
            <draw:polygon draw:style-name="gr14" draw:text-style-name="P13" draw:layer="layout" svg:width="1.624cm" svg:height="0.454cm" svg:x="6.375cm" svg:y="1.5cm" svg:viewBox="0 0 1625 455" draw:points="0,0 1625,455 0,455">
              <text:p/>
            </draw:polygon>
          </draw:g>
        </draw:g>
        <draw:g draw:style-name="gr1" xml:id="id12" draw:id="id12">
          <draw:custom-shape draw:style-name="gr15" draw:text-style-name="P5" draw:layer="layout" svg:width="9cm" svg:height="1.153cm" svg:x="7.7cm" svg:y="10.3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utility»</text:span></text:p>
            <text:p text:style-name="P4"><text:span text:style-name="T2">BUTTON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9cm" svg:height="2.189cm" svg:x="7.7cm" svg:y="11.5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4"><text:span text:style-name="T8">BUTTON_DEBOUNCE_TIME = 500 <text:s/># ms</text:span></text:p>
            <text:p text:style-name="P14"><text:span text:style-name="T8">DEBOUNCE_SECONDS = BUTTON_DEBOUNCE_TIME / 1000.0</text:span></text:p>
            <text:p text:style-name="P14"><text:span text:style-name="T8">BOUNCE_MS = 10</text:span></text:p>
            <text:p text:style-name="P14"><text:span text:style-name="T8">LONG_PRESS_DURATION = 6 <text:s/># seconds</text:span></text:p>
            <text:p text:style-name="P15"><text:span text:style-name="T9">BUTTON_LONG_PRESSED <text:s/>= </text:span><text:span text:style-name="T10">"button long pressed"</text:span></text:p>
            <text:p text:style-name="P15"><text:span text:style-name="T11">VALID_LONG_PRESS_BUTTONS = [BUTTON_PLAY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 draw:style-name="gr12">
            <draw:polygon draw:style-name="gr17" draw:text-style-name="P18" draw:layer="layout" svg:width="15.242cm" svg:height="3.349cm" svg:x="1.5cm" svg:y="4.7cm" svg:viewBox="0 0 15243 3350" draw:points="0,0 11438,0 15243,610 15243,3350 0,3350">
              <text:p text:style-name="P10"><text:span text:style-name="T12">&lt;&lt;BUTTON_MESSAGES&gt;&gt;</text:span></text:p>
              <text:p text:style-name="P17"><text:span text:style-name="T13">MESSAGE_BUTTON_SOURCE <text:s text:c="5"/>= </text:span><text:span text:style-name="T14">"Button message"</text:span></text:p>
              <text:p text:style-name="P17"><text:span text:style-name="T13">MESSAGE_BUTTON_SHORT_PRESS = </text:span><text:span text:style-name="T14">"Short press:"</text:span></text:p>
              <text:p text:style-name="P17"><text:span text:style-name="T15">MESSAGE_SHORT_PRESS_BUTTON_PLAY <text:s text:c="9"/>= MESSAGE_BUTTON_SHORT_PRESS + BUTTON_PLAY</text:span></text:p>
              <text:p text:style-name="P17"><text:span text:style-name="T15">MESSAGE_SHORT_PRESS_BUTTON_STOP <text:s text:c="8"/>= MESSAGE_BUTTON_SHORT_PRESS + BUTTON_STOP</text:span></text:p>
              <text:p text:style-name="P17"><text:span text:style-name="T15">MESSAGE_SHORT_PRESS_BUTTON_PRESET1 <text:s/>= MESSAGE_BUTTON_SHORT_PRESS + BUTTON_PRESET1</text:span></text:p>
              <text:p text:style-name="P17"><text:span text:style-name="T15">MESSAGE_SHORT_PRESS_BUTTON_PRESET2 <text:s/>= MESSAGE_BUTTON_SHORT_PRESS + BUTTON_PRESET2</text:span></text:p>
              <text:p text:style-name="P17"><text:span text:style-name="T15">MESSAGE_SHORT_PRESS_BUTTON_PRESET3 <text:s/>= MESSAGE_BUTTON_SHORT_PRESS + BUTTON_PRESET3</text:span></text:p>
              <text:p text:style-name="P17"><text:span text:style-name="T13">MESSAGE_BUTTON_LONG_PRESS <text:s text:c="2"/>= </text:span><text:span text:style-name="T14">"Long press:"</text:span></text:p>
              <text:p text:style-name="P17"><text:span text:style-name="T15">MESSAGE_LONG_PRESS_BUTTON_PLAY <text:s text:c="4"/>= MESSAGE_BUTTON_LONG_PRESS + BUTTON_PLAY</text:span></text:p>
            </draw:polygon>
            <draw:polygon draw:style-name="gr18" draw:text-style-name="P13" draw:layer="layout" svg:width="3.812cm" svg:height="0.609cm" svg:x="12.938cm" svg:y="4.7cm" svg:viewBox="0 0 3813 610" draw:points="0,0 3813,610 0,610">
              <text:p/>
            </draw:polygon>
          </draw:g>
        </draw:g>
        <draw:connector draw:style-name="gr19" draw:text-style-name="P9" draw:layer="layout" svg:x1="14.27cm" svg:y1="3.567cm" svg:x2="9.125cm" svg:y2="4.7cm" draw:start-shape="id3" draw:start-glue-point="4" draw:end-shape="id5" draw:end-glue-point="0" svg:d="M14270 3567v566h-5145v567" svg:viewBox="0 0 5146 1134">
          <text:p/>
        </draw:connector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0" draw:text-style-name="P20" draw:layer="layout" svg:width="5.05cm" svg:height="1.153cm" svg:x="1.4cm" svg:y="8.71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9"><text:span text:style-name="T2">Python</text:span></text:p>
            <text:p text:style-name="P19"><text:span text:style-name="T2">&lt;&lt;library&gt;&gt;, &lt;&lt;thread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05cm" svg:height="7.378cm" svg:x="1.4cm" svg:y="9.87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2" draw:text-style-name="P5" draw:layer="layout" svg:width="3.35cm" svg:height="1.153cm" svg:x="2cm" svg:y="10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library&gt;</text:span></text:p>
            <text:p text:style-name="P4"><text:span text:style-name="T2">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3.35cm" svg:height="0.688cm" svg:x="2cm" svg:y="11.403cm">
            <text:p text:style-name="P6"><text:span text:style-name="T3">Queue.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3.35cm" svg:height="0.993cm" svg:x="2cm" svg:y="12.0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put()</text:span></text:p>
            <text:p text:style-name="P6"><text:span text:style-name="T3">+ ge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5" draw:text-style-name="P5" draw:layer="layout" svg:width="3.4cm" svg:height="1.153cm" svg:x="2.05cm" svg:y="13.4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thread&gt;&gt;</text:span></text:p>
            <text:p text:style-name="P4"><text:span text:style-name="T2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3.4cm" svg:height="0.8cm" svg:x="2.05cm" svg:y="14.613cm">
            <text:p text:style-name="P6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3.4cm" svg:height="1.387cm" svg:x="2.05cm" svg:y="15.4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8" draw:text-style-name="P22" draw:layer="layout" svg:width="18.5cm" svg:height="1.153cm" svg:x="1.5cm" svg:y="22.5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9"><text:span text:style-name="T2">Oradio:Main</text:span></text:p>
            <text:p text:style-name="P19"><text:span text:style-name="T2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8.5cm" svg:height="4.971cm" svg:x="1.5cm" svg:y="23.67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0" draw:text-style-name="P24" draw:layer="layout" svg:width="5cm" svg:height="0.679cm" svg:x="1.9cm" svg:y="23.9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9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7" draw:layer="layout" svg:width="5cm" svg:height="1.089cm" svg:x="1.9cm" svg:y="24.589cm">
            <text:p text:style-name="P25"><text:span text:style-name="T2">&lt;&lt;utility&gt;&gt;</text:span></text:p>
            <text:p text:style-name="P26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8" draw:layer="layout" svg:width="5cm" svg:height="2.101cm" svg:x="1.9cm" svg:y="25.6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6"><text:span text:style-name="T2">+ debug(msg:str)</text:span></text:p>
            <text:p text:style-name="P26"><text:span text:style-name="T2">+ info(msg:str)</text:span></text:p>
            <text:p text:style-name="P26"><text:span text:style-name="T2">+ error(msg:str)</text:span></text:p>
            <text:p text:style-name="P26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3" draw:text-style-name="P5" draw:layer="layout" svg:width="5.25cm" svg:height="0.679cm" svg:x="7.15cm" svg:y="24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0" draw:layer="layout" svg:width="5.25cm" svg:height="1.033cm" svg:x="7.15cm" svg:y="24.68cm">
            <text:p text:style-name="P29"><text:span text:style-name="T2">&lt;&lt;singleton&gt;&gt;</text:span></text:p>
            <text:p text:style-name="P29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5.25cm" svg:height="1.387cm" svg:x="7.15cm" svg:y="25.7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8" draw:layer="layout" svg:width="19.5cm" svg:height="28cm" svg:x="1cm" svg:y="1cm">
          <text:p/>
          <draw:enhanced-geometry svg:viewBox="0 0 21600 21600" draw:type="rectangle" draw:enhanced-path="M 0 0 L 21600 0 21600 21600 0 21600 0 0 Z N"/>
        </draw:custom-shape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 draw:style-name="gr1">
            <draw:custom-shape draw:style-name="gr37" draw:text-style-name="P24" draw:layer="layout" svg:width="6cm" svg:height="0.679cm" svg:x="13.7cm" svg:y="24.42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19"><text:span text:style-name="T2">system_soun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8" draw:layer="layout" svg:width="6cm" svg:height="0.679cm" svg:x="13.7cm" svg:y="25.087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26"><text:span text:style-name="T2">+ play_sound(sound_key:str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24" draw:layer="layout" svg:width="5.6cm" svg:height="0.679cm" svg:x="13.3cm" svg:y="26.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9"><text:span text:style-name="T2">oradio_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8" draw:layer="layout" svg:width="5.6cm" svg:height="0.679cm" svg:x="13.3cm" svg:y="26.97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6"><text:span text:style-name="T2">+ safe_put((queue, ms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text-style-name="P31" draw:layer="layout" draw:line-skew="-0.123cm" svg:x1="10.016cm" svg:y1="20.444cm" svg:x2="3.29cm" svg:y2="23.911cm" draw:start-shape="id2" draw:start-glue-point="7" draw:end-shape="id6" draw:end-glue-point="5" svg:d="M10016 20444v1609h-6726v1858" svg:viewBox="0 0 6727 3468">
          <text:p/>
        </draw:connector>
        <draw:connector draw:style-name="gr42" draw:text-style-name="P31" draw:layer="layout" draw:line-skew="0.082cm" svg:x1="11.872cm" svg:y1="20.444cm" svg:x2="8.61cm" svg:y2="24.002cm" draw:start-shape="id2" draw:start-glue-point="8" draw:end-shape="id7" draw:end-glue-point="5" svg:d="M11872 20444v1860h-3262v1698" svg:viewBox="0 0 3263 3559">
          <text:p/>
        </draw:connector>
        <draw:connector draw:style-name="gr43" draw:text-style-name="P31" draw:layer="layout" draw:line-skew="0cm -0.023cm" svg:x1="13.725cm" svg:y1="20.444cm" svg:x2="13.3cm" svg:y2="27.003cm" draw:start-shape="id2" draw:start-glue-point="2" draw:end-shape="id8" draw:end-glue-point="9" svg:d="M13725 20444v2927h-975v3632h550" svg:viewBox="0 0 976 6560">
          <text:p/>
        </draw:connector>
        <draw:connector draw:style-name="gr44" draw:text-style-name="P31" draw:layer="layout" svg:x1="15.581cm" svg:y1="20.444cm" svg:x2="16.7cm" svg:y2="24.42cm" draw:start-shape="id2" draw:start-glue-point="9" draw:end-shape="id9" draw:end-glue-point="0" svg:d="M15581 20444v1987h1119v1989" svg:viewBox="0 0 1120 3977">
          <text:p/>
        </draw:connector>
        <draw:connector draw:style-name="gr45" draw:text-style-name="P31" draw:layer="layout" draw:line-skew="0.45cm" svg:x1="9.55cm" svg:y1="17.282cm" svg:x2="5.449cm" svg:y2="16.256cm" draw:start-shape="id2" draw:start-glue-point="3" draw:end-shape="id10" draw:end-glue-point="12" svg:d="M9550 17282h-1600v-1026h-2501" svg:viewBox="0 0 4102 1027">
          <text:p/>
        </draw:connector>
        <draw:connector draw:style-name="gr46" draw:text-style-name="P31" draw:layer="layout" draw:line-skew="0.25cm" svg:x1="9.551cm" svg:y1="14.756cm" svg:x2="5.349cm" svg:y2="12.54cm" draw:start-shape="id2" draw:start-glue-point="6" draw:end-shape="id11" draw:end-glue-point="12" svg:d="M9551 14756h-1851v-2216h-2351" svg:viewBox="0 0 4203 2217">
          <text:p/>
        </draw:connector>
        <draw:connector draw:style-name="gr47" draw:text-style-name="P9" draw:layer="layout" svg:x1="17.899cm" svg:y1="14.756cm" svg:x2="16.7cm" svg:y2="12.021cm" draw:start-shape="id2" draw:start-glue-point="13" draw:end-shape="id12" svg:d="M17899 14756h528v-2735h-1727" svg:viewBox="0 0 1728 2736">
          <text:p/>
        </draw:connector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8" draw:text-style-name="P22" draw:layer="layout" svg:width="5cm" svg:height="1.153cm" svg:x="1.35cm" svg:y="17.75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9"><text:span text:style-name="T2">Oradio: module_test</text:span></text:p>
            <text:p text:style-name="P19"><text:span text:style-name="T2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3" draw:layer="layout" svg:width="5cm" svg:height="2.841cm" svg:x="1.35cm" svg:y="18.90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50" draw:text-style-name="P5" draw:layer="layout" svg:width="4cm" svg:height="0.679cm" svg:x="1.8cm" svg:y="19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test_class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0" draw:layer="layout" svg:width="4cm" svg:height="0.67cm" svg:x="1.8cm" svg:y="19.929cm">
            <text:p text:style-name="P29"><text:span text:style-name="T2">Timing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7" draw:layer="layout" svg:width="4cm" svg:height="0.599cm" svg:x="1.8cm" svg:y="20.5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- reset_timing_data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3" draw:text-style-name="P31" draw:layer="layout" draw:line-skew="0.275cm" svg:x1="9.635cm" svg:y1="18.499cm" svg:x2="5.799cm" svg:y2="20.654cm" draw:start-shape="id2" draw:start-glue-point="22" draw:end-shape="id13" draw:end-glue-point="12" svg:d="M9635 18499h-1685v2155h-2151" svg:viewBox="0 0 3837 2156">
          <text:p/>
        </draw:connector>
      </draw:page>
      <draw:page draw:name="page2" draw:style-name="dp1" draw:master-page-name="Default">
        <draw:line draw:style-name="gr54" draw:text-style-name="P8" draw:layer="controls" svg:x1="3.5cm" svg:y1="8.25cm" svg:x2="6.25cm" svg:y2="8.25cm">
          <text:p/>
        </draw:line>
        <draw:line draw:style-name="gr54" draw:text-style-name="P8" draw:layer="controls" svg:x1="7.5cm" svg:y1="8.25cm" svg:x2="7.5cm" svg:y2="9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1DT3H57M40S</meta:editing-duration>
    <meta:editing-cycles>44</meta:editing-cycles>
    <meta:generator>LibreOffice/24.2.7.2$Linux_X86_64 LibreOffice_project/420$Build-2</meta:generator>
    <dc:date>2026-04-02T17:44:45.252378280</dc:date>
    <meta:document-statistic meta:object-count="72"/>
  </office:meta>
</office:document-meta>
</file>